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5.985cm" style:rel-column-width="16383*"/>
    </style:style>
    <style:style style:name="Table1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666666" fo:padding="0.097cm" fo:border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6.1000003814697pt" style:font-name-asian="DejaVu Sans" style:font-size-asian="16.1000003814697pt" style:font-name-complex="Lohit Hindi" style:font-size-complex="16.1000003814697pt"/>
    </style:style>
    <style:style style:name="P3" style:family="paragraph" style:parent-style-name="Table_20_Contents">
      <style:paragraph-properties fo:text-align="center" style:justify-single-word="false"/>
      <style:text-properties fo:color="#ffffff" style:font-name="Liberation Sans" fo:font-size="16.1000003814697pt" officeooo:rsid="002a268b" officeooo:paragraph-rsid="002a268b" style:font-name-asian="DejaVu Sans" style:font-size-asian="16.1000003814697pt" style:font-name-complex="Lohit Hindi" style:font-size-complex="16.1000003814697pt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  <style:text-properties officeooo:paragraph-rsid="002118e4"/>
    </style:style>
    <style:style style:name="P6" style:family="paragraph" style:parent-style-name="Heading_20_1">
      <style:paragraph-properties fo:text-align="start" style:justify-single-word="false"/>
      <style:text-properties style:font-name="Liberation Sans" fo:font-size="16.1000003814697pt" officeooo:paragraph-rsid="002118e4" style:font-name-asian="DejaVu Sans" style:font-size-asian="16.1000003814697pt" style:font-name-complex="Lohit Hindi" style:font-size-complex="16.1000003814697pt"/>
    </style:style>
    <style:style style:name="P7" style:family="paragraph" style:parent-style-name="Text_20_body" style:list-style-name="">
      <style:paragraph-properties fo:text-align="center" style:justify-single-word="false"/>
      <style:text-properties officeooo:rsid="00261b54" officeooo:paragraph-rsid="00261b54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Frame_20_contents" style:list-style-name="">
      <style:paragraph-properties fo:text-align="center" style:justify-single-word="false"/>
      <style:text-properties officeooo:rsid="0026b5c0" officeooo:paragraph-rsid="0026b5c0"/>
    </style:style>
    <style:style style:name="P10" style:family="paragraph">
      <style:paragraph-properties fo:text-align="center"/>
    </style:style>
    <style:style style:name="T1" style:family="text">
      <style:text-properties style:font-name="Liberation Sans" fo:font-size="16.1000003814697pt" style:font-name-asian="DejaVu Sans" style:font-size-asian="16.1000003814697pt" style:font-name-complex="Lohit Hindi" style:font-size-complex="16.1000003814697pt"/>
    </style:style>
    <style:style style:name="fr1" style:family="graphic" style:parent-style-name="Frame">
      <style:graphic-properties style:print-content="false" style:protect="size" style:wrap="right" style:number-wrapped-paragraphs="no-limit" style:vertical-pos="from-top" style:vertical-rel="paragraph" style:horizontal-pos="right" style:horizontal-rel="paragraph" fo:background-color="transparent" style:background-transparency="100%" draw:fill="solid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Reparación #</text:p>
          </table:table-cell>
          <table:table-cell table:style-name="Table1.A1" office:value-type="string">
            <text:p text:style-name="P3">Cliente</text:p>
          </table:table-cell>
          <table:table-cell table:style-name="Table1.A1" office:value-type="string">
            <text:p text:style-name="P3">Vehiculo</text:p>
          </table:table-cell>
          <table:table-cell table:style-name="Table1.D1" office:value-type="string">
            <text:p text:style-name="P3">Status</text:p>
          </table:table-cell>
        </table:table-row>
      </table:table>
      <text:h text:style-name="P4" text:outline-level="1"/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vertical-align="top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paragraph-rsid="002118e4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ext_20_body" style:list-style-name="">
      <style:paragraph-properties fo:text-align="center" style:justify-single-word="false"/>
      <style:text-properties officeooo:rsid="00261b54" officeooo:paragraph-rsid="00261b54"/>
    </style:style>
    <style:style style:name="MP4" style:family="paragraph" style:parent-style-name="Frame_20_contents" style:list-style-name="">
      <style:paragraph-properties fo:text-align="center" style:justify-single-word="false"/>
      <style:text-properties officeooo:rsid="0026b5c0" officeooo:paragraph-rsid="0026b5c0"/>
    </style:style>
    <style:style style:name="MP5" style:family="paragraph">
      <style:paragraph-properties fo:text-align="center"/>
    </style:style>
    <style:style style:name="MT1" style:family="text">
      <style:text-properties style:font-name="Liberation Sans" fo:font-size="16.1000003814697pt" style:font-name-asian="DejaVu Sans" style:font-size-asian="16.1000003814697pt" style:font-name-complex="Lohit Hindi" style:font-size-complex="16.1000003814697pt"/>
    </style:style>
    <style:style style:name="Mfr1" style:family="graphic" style:parent-style-name="Frame">
      <style:graphic-properties style:print-content="false" style:protect="size" style:wrap="right" style:number-wrapped-paragraphs="no-limit" style:vertical-pos="from-top" style:vertical-rel="paragraph" style:horizontal-pos="right" style:horizontal-rel="paragraph" fo:background-color="transparent" style:background-transparency="100%" draw:fill="solid" fo:padding="0cm" fo:border="none" style:shadow="none">
        <style:background-image/>
        <style:columns fo:column-count="1" fo:column-gap="0cm"/>
      </style:graphic-properties>
    </style:style>
    <style:style style:name="M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: asimage(user.company_id.logo,size_x=5.5,uom='cm',hold_ratio=True)" text:anchor-type="paragraph" svg:y="0.169cm" svg:width="5.496cm" svg:height="1.834cm" draw:z-index="0"><draw:text-box><text:p text:style-name="MP2"/></draw:text-box></draw:frame><text:span text:style-name="MT1"><text:text-input text:description="&lt;user.company_id.name&gt;">Company Name</text:text-input></text:span></text:h>
        <text:h text:style-name="MP3" text:outline-level="1"><text:span text:style-name="MT1">Reparaciones </text:span></text:h>
        <text:h text:style-name="MP4" text:outline-level="1"><text:span text:style-name="MT1">Desde: </text:span><text:span text:style-name="MT1"><text:text-input text:description="&lt;formatLang(get_date_from(data), date=True)&gt;">date_from</text:text-input></text:span><text:span text:style-name="MT1"> Hasta: </text:span><text:span text:style-name="MT1"><text:text-input text:description="&lt;formatLang(get_date_to(data), date=True)&gt;">date_to</text:text-input></text:span></text:h>
        <text:h text:style-name="MP4" text:outline-level="1"><text:span text:style-name="MT1"/></text:h>
        <text:h text:style-name="MP4" text:outline-level="1"><draw:line text:anchor-type="paragraph" draw:z-index="1" draw:style-name="Mgr1" draw:text-style-name="MP5" svg:x1="-0.009cm" svg:y1="0.112cm" svg:x2="25.922cm" svg:y2="0.153cm"><text:p/></draw:line><text:span text:style-name="MT1"/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0T16:24:09.670597301</dc:date>
    <meta:generator>LibreOffice/4.1.4.2$Linux_X86_64 LibreOffice_project/410m0$Build-2</meta:generator>
    <meta:editing-duration>PT25M9S</meta:editing-duration>
    <meta:editing-cycles>19</meta:editing-cycles>
    <meta:document-statistic meta:table-count="1" meta:image-count="0" meta:object-count="0" meta:page-count="1" meta:paragraph-count="7" meta:word-count="12" meta:character-count="89" meta:non-whitespace-character-count="83"/>
  </office:meta>
</office:document-meta>
</file>